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in" fo:margin-right="0in" fo:text-indent="0in" style:auto-text-indent="false"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T_PREEMPT Patch: The RT_PREEMPT patch is a modification to the Linux kernel that makes it suitable for real-time applications. It minimizes the amount of kernel code that is non-preemptible, thus reducing the likelihood of priority inversion.</text:p>
      <text:p text:style-name="Standard">Priority Inheritance: The RT_PREEMPT patch implements priority inheritance to avoid unbounded priority inversion. Priority inversion is a scenario where a higher priority task is indirectly preempted by a lower priority task that holds a resource needed by the higher priority task. The RT_PREEMPT patch addresses this by temporarily raising the priority of the lower priority task.</text:p>
      <text:p text:style-name="Standard">Configuring the Kernel: The only necessary configuration for a real-time Linux kernel is the choice of the “Fully Preemptible Kernel” preemption model (CONFIG_PREEMPT_RT_FULL)1. All other kernel configuration parameters depend on system requirements.</text:p>
      <text:p text:style-name="Standard">Building the Kernel: After downloading and patching the kernel sources with the RT_PREEMPT patch, the kernel can be built and started.</text:p>
      <text:p text:style-name="Standard"/>
      <text:p text:style-name="Standard">#include &lt;stdio.h&gt;</text:p>
      <text:p text:style-name="Standard">#include &lt;stdlib.h&gt;</text:p>
      <text:p text:style-name="Standard">#include &lt;pthread.h&gt;</text:p>
      <text:p text:style-name="Standard">#include &lt;unistd.h&gt;</text:p>
      <text:p text:style-name="Standard"/>
      <text:p text:style-name="Standard">pthread_mutex_t mutex;</text:p>
      <text:p text:style-name="Standard"/>
      <text:p text:style-name="Standard">void *high_priority_task(void *arg)</text:p>
      <text:p text:style-name="Standard">{</text:p>
      <text:p text:style-name="Standard"><text:s text:c="4"/>printf("High priority task is running\n");</text:p>
      <text:p text:style-name="Standard"><text:s text:c="4"/>pthread_mutex_lock(&amp;mutex);</text:p>
      <text:p text:style-name="Standard"><text:s text:c="4"/>printf("High priority task acquired the mutex\n");</text:p>
      <text:p text:style-name="Standard"><text:s text:c="4"/>sleep(2); // Simulate some work</text:p>
      <text:p text:style-name="Standard"><text:s text:c="4"/>pthread_mutex_unlock(&amp;mutex);</text:p>
      <text:p text:style-name="Standard"><text:s text:c="4"/>printf("High priority task released the mutex\n");</text:p>
      <text:p text:style-name="Standard"><text:s text:c="4"/>return NULL;</text:p>
      <text:p text:style-name="Standard">}</text:p>
      <text:p text:style-name="Standard"/>
      <text:p text:style-name="Standard">void *low_priority_task(void *arg)</text:p>
      <text:p text:style-name="Standard">{</text:p>
      <text:p text:style-name="Standard"><text:s text:c="4"/>printf("Low priority task is running\n");</text:p>
      <text:p text:style-name="Standard"><text:s text:c="4"/>sleep(1); // Wait for the high priority task to start</text:p>
      <text:p text:style-name="Standard"><text:s text:c="4"/>pthread_mutex_lock(&amp;mutex);</text:p>
      <text:p text:style-name="Standard"><text:s text:c="4"/>printf("Low priority task acquired the mutex\n");</text:p>
      <text:p text:style-name="Standard"><text:s text:c="4"/>sleep(4); // Simulate some work</text:p>
      <text:p text:style-name="Standard"><text:s text:c="4"/>pthread_mutex_unlock(&amp;mutex);</text:p>
      <text:p text:style-name="Standard"><text:s text:c="4"/>printf("Low priority task released the mutex\n");</text:p>
      <text:p text:style-name="Standard"><text:s text:c="4"/>return NULL;</text:p>
      <text:p text:style-name="Standard">}</text:p>
      <text:p text:style-name="Standard"/>
      <text:p text:style-name="Standard">int main()</text:p>
      <text:p text:style-name="Standard">{</text:p>
      <text:p text:style-name="Standard"><text:s text:c="4"/>pthread_t high_priority_thread, low_priority_thread;</text:p>
      <text:p text:style-name="Standard"/>
      <text:p text:style-name="Standard"><text:s text:c="4"/>// Initialize the mutex</text:p>
      <text:p text:style-name="Standard"><text:s text:c="4"/>pthread_mutex_init(&amp;mutex, NULL);</text:p>
      <text:p text:style-name="Standard"><text:soft-page-break/></text:p>
      <text:p text:style-name="Standard"><text:s text:c="4"/>// Create the low priority task first</text:p>
      <text:p text:style-name="Standard"><text:s text:c="4"/>pthread_create(&amp;low_priority_thread, NULL, low_priority_task, NULL);</text:p>
      <text:p text:style-name="Standard"/>
      <text:p text:style-name="Standard"><text:s text:c="4"/>// Now create the high priority task</text:p>
      <text:p text:style-name="Standard"><text:s text:c="4"/>pthread_create(&amp;high_priority_thread, NULL, high_priority_task, NULL);</text:p>
      <text:p text:style-name="Standard"/>
      <text:p text:style-name="Standard"><text:s text:c="4"/>// Wait for the tasks to finish</text:p>
      <text:p text:style-name="Standard"><text:s text:c="4"/>pthread_join(low_priority_thread, NULL);</text:p>
      <text:p text:style-name="Standard"><text:s text:c="4"/>pthread_join(high_priority_thread, NULL);</text:p>
      <text:p text:style-name="Standard"/>
      <text:p text:style-name="Standard"><text:s text:c="4"/>// Clean up</text:p>
      <text:p text:style-name="Standard"><text:s text:c="4"/>pthread_mutex_destroy(&amp;mutex);</text:p>
      <text:p text:style-name="Standard"/>
      <text:p text:style-name="Standard"><text:s text:c="4"/>return 0;</text:p>
      <text:p text:style-name="Standard">}</text:p>
      <text:p text:style-name="Standard"/>
      <text:p text:style-name="P1">In this example, the high priority task and the low priority task both need to acquire a mutex to do their work. The low priority task acquires the mutex first, and while it’s working, the high priority task starts and tries to acquire the mutex. Without priority inheritance, the high priority task would have to wait for the low priority task to finish its work and release the mutex, even if a medium priority task became runnable and preempted the low priority task. This is the priority inversion problem.</text:p>
      <text:p text:style-name="P1">With the RT_PREEMPT patch and priority inheritance, when the high priority task tries to acquire the mutex that the low priority task holds, the priority of the low priority task is temporarily raised to that of the high priority task. This prevents it from being preempted by medium priority tasks and allows it to finish its work and release the mutex more quickly, reducing the time the high priority task spends waitin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5:54:05.590167710</meta:creation-date>
    <dc:date>2024-03-23T05:57:05.524828257</dc:date>
    <meta:editing-duration>PT3M</meta:editing-duration>
    <meta:editing-cycles>1</meta:editing-cycles>
    <meta:document-statistic meta:table-count="0" meta:image-count="0" meta:object-count="0" meta:page-count="2" meta:paragraph-count="48" meta:word-count="440" meta:character-count="3251" meta:non-whitespace-character-count="2747"/>
    <meta:generator>LibreOffice/24.2.1.2$MacOSX_AARCH64 LibreOffice_project/db4def46b0453cc22e2d0305797cf981b68ef5ac</meta:generator>
  </office:meta>
</office:document-meta>
</file>